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e764f" officeooo:paragraph-rsid="002e764f"/>
    </style:style>
    <style:style style:name="P13" style:family="paragraph" style:parent-style-name="Standard">
      <style:text-properties officeooo:rsid="002ef683" officeooo:paragraph-rsid="002ef683"/>
    </style:style>
    <style:style style:name="P14" style:family="paragraph" style:parent-style-name="Standard">
      <style:text-properties officeooo:rsid="002f0fc1" officeooo:paragraph-rsid="002f0fc1"/>
    </style:style>
    <style:style style:name="P15" style:family="paragraph" style:parent-style-name="Standard">
      <style:text-properties officeooo:rsid="002f735b" officeooo:paragraph-rsid="002f735b"/>
    </style:style>
    <style:style style:name="P16" style:family="paragraph" style:parent-style-name="Standard">
      <style:text-properties officeooo:rsid="002f735b" officeooo:paragraph-rsid="002f735b"/>
    </style:style>
    <style:style style:name="P17" style:family="paragraph" style:parent-style-name="Standard">
      <style:text-properties officeooo:rsid="002f0fc1" officeooo:paragraph-rsid="002f0fc1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2">Spanisch</text:p>
      <text:p text:style-name="P12"><text:a xlink:type="simple" xlink:href="https://youtu.be/nmpM7mB_hLM" office:target-frame-name="_blank" xlink:show="new" text:style-name="Internet_20_link" text:visited-style-name="Visited_20_Internet_20_Link">https://youtu.be/nmpM7mB_hLM </text:a></text:p>
      <text:p text:style-name="P12"/>
      <text:p text:style-name="P12"/>
      <text:p text:style-name="P13">Wie sinnvoll sind Masken?</text:p>
      <text:p text:style-name="P13">------------------------------------</text:p>
      <text:p text:style-name="P13">Deutsch</text:p>
      <text:p text:style-name="P13"><text:a xlink:type="simple" xlink:href="https://youtu.be/4Pcgyd9-eVM" office:target-frame-name="_blank" xlink:show="new" text:style-name="Internet_20_link" text:visited-style-name="Visited_20_Internet_20_Link">https://youtu.be/4Pcgyd9-eVM </text:a></text:p>
      <text:p text:style-name="P13"/>
      <text:p text:style-name="P14">Bekämpfungs-Strategien</text:p>
      <text:p text:style-name="P14"><text:soft-page-break/>--------------------------------</text:p>
      <text:p text:style-name="P14">Deutsch</text:p>
      <text:p text:style-name="P14"><text:a xlink:type="simple" xlink:href="https://youtu.be/DqR3fsjSR9o" office:target-frame-name="_blank" xlink:show="new" text:style-name="Internet_20_link" text:visited-style-name="Visited_20_Internet_20_Link">https://youtu.be/DqR3fsjSR9o </text:a></text:p>
      <text:p text:style-name="P14"/>
      <text:p text:style-name="P14">Weshalb auch Junge sterben</text:p>
      <text:p text:style-name="P14">-----------------------------------</text:p>
      <text:p text:style-name="P15">Deutsch</text:p>
      <text:p text:style-name="P15"><text:a xlink:type="simple" xlink:href="https://youtu.be/HQT6GN5tt8o" office:target-frame-name="_blank" xlink:show="new" text:style-name="Internet_20_link" text:visited-style-name="Visited_20_Internet_20_Link">https://youtu.be/HQT6GN5tt8o </text:a>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0</meta:editing-cycles>
    <meta:creation-date>2008-08-22T11:41:04</meta:creation-date>
    <dc:date>2020-04-03T22:21:42.837809142</dc:date>
    <meta:editing-duration>PT1H4M51S</meta:editing-duration>
    <meta:document-statistic meta:table-count="0" meta:image-count="0" meta:object-count="0" meta:page-count="2" meta:paragraph-count="46" meta:word-count="67" meta:character-count="969" meta:non-whitespace-character-count="936"/>
  </office:meta>
</office:document-meta>
</file>